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5"/>
    <style:style style:name="P2" style:family="paragraph" style:parent-style-name="Standard" style:list-style-name="L6"/>
    <style:style style:name="P3" style:family="paragraph" style:parent-style-name="Standard" style:list-style-name="L7"/>
    <style:style style:name="P4" style:family="paragraph" style:parent-style-name="Standard" style:list-style-name="L8"/>
    <style:style style:name="P5" style:family="paragraph" style:parent-style-name="Standard" style:list-style-name="L9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itre 3 – Le Cloud Computing</text:p>
      <text:p text:style-name="Standard"/>
      <text:p text:style-name="Standard">Créé en 2006/2007, le Cloud Computing permet à un particulier ou une organisation d'accéder à des ressource logicielles et/ou matérielles réparties dans le monde entier et accessible instantanément via le réseau Internet.</text:p>
      <text:p text:style-name="Standard">Les prestataires de Cloud Computing mettent à disposition des utilisateurs gratuitement ou sur abonnement</text:p>
      <text:list xml:id="list2804193379915115205" text:style-name="L5">
        <text:list-item>
          <text:p text:style-name="P1">La puissance et la disponibilité de serveurs sécurisés dans des centres de données (datacenters)</text:p>
        </text:list-item>
        <text:list-item>
          <text:p text:style-name="P1">Des espaces de stockage dédiés aux données de tous formats</text:p>
        </text:list-item>
        <text:list-item>
          <text:p text:style-name="P1">Des services applicatifs pour accéder et gérer les données stockées quel que soit le terminal d'accès.</text:p>
        </text:list-item>
      </text:list>
      <text:p text:style-name="Standard"/>
      <text:p text:style-name="Standard">I Concepts à connaître sur le Cloud Computing</text:p>
      <text:p text:style-name="Standard"><text:tab/>1,1 Trois formes de Cloud</text:p>
      <text:list xml:id="list6387266179423970687" text:style-name="L6">
        <text:list-item>
          <text:p text:style-name="P2">Cloud Public : Serveurs virtualisés avec puissance de traitement et grand volumes de stockage hébergés dans des datacenters ; accessible via internet et mis à dispositions de tiers.</text:p>
        </text:list-item>
        <text:list-item>
          <text:p text:style-name="P2">Cloud Privé : Solution idem déployée au sein de l'entreprise, elle même avec virtualisation des serveurs, accès aux données via des services hébergés en interne sur des serveurs web.</text:p>
        </text:list-item>
        <text:list-item>
          <text:p text:style-name="P2">Cloud hybride : les deux solutions sont utilisées par l'entreprise en fonction des applications, cloud public pour des accès à des services pris en charge par un fournisseur externe et cloud privé pour ses applications hébergées sur des serveurs virtualisés en interne</text:p>
        </text:list-item>
      </text:list>
      <text:p text:style-name="Standard"/>
      <text:p text:style-name="Standard"><text:tab/>1,2 Les différents types de cloud</text:p>
      <text:p text:style-name="Standard">Le cloud a émergé principalement pour répondre aux exigences de continuité et de qualité du service.</text:p>
      <text:p text:style-name="Standard"/>
      <text:p text:style-name="Standard">La transformation en cloud et donc la mise en flexibilité de ces 4 niveaux correspond aux termes généralement notés ainsi :</text:p>
      <text:list xml:id="list3840081288951377885" text:style-name="L7">
        <text:list-item>
          <text:p text:style-name="P3">Software As A Service (SAAS) : application est découpée en services ;</text:p>
        </text:list-item>
        <text:list-item>
          <text:p text:style-name="P3">Data As A Service (DAAS) : les données sont disponibles sur le réseau ;</text:p>
        </text:list-item>
        <text:list-item>
          <text:p text:style-name="P3">Platform As A Service : la plate forme est granulaire (inclus les services nécessaires au développement d'application) ;</text:p>
        </text:list-item>
        <text:list-item>
          <text:p text:style-name="P3">Infrastructure As A Service (IAAS) : l'infrastructure est virtualisée.</text:p>
        </text:list-item>
      </text:list>
      <text:p text:style-name="Standard"/>
      <text:p text:style-name="Standard">Le SAAS, souvent associé au cloud computing, peut aussi être vu comme un modèle économique de consommation des applications.</text:p>
      <text:p text:style-name="Standard"/>
      <text:p text:style-name="Standard">Le DAAS sous entend qu'un service peut fournir des données exploitables directement par des machines</text:p>
      <text:p text:style-name="Standard"/>
      <text:p text:style-name="Standard">Le PAAS est un modèle qui se pose sur le IAAS. Il permet d'externaliser l'infrastructure matérielle, mais également des applications middleware.</text:p>
      <text:p text:style-name="Standard"/>
      <text:p text:style-name="Standard">L'IAAS correspond à la partie infrastructure du cloud.</text:p>
      <text:p text:style-name="Standard">Il permet d'externaliser et de faire évoluer les 1infrastructures matérielles à la demande et à distance.</text:p>
      <text:p text:style-name="Standard"/>
      <text:p text:style-name="Standard"/>
      <text:p text:style-name="Standard"/>
      <text:p text:style-name="Standard"/>
      <text:p text:style-name="Standard"><text:soft-page-break/>II Avantages et inconvénients du Cloud</text:p>
      <text:p text:style-name="Standard"><text:tab/>2,1 Avantages</text:p>
      <text:p text:style-name="Standard">Le Cloud permet à l'entreprise de louer de la puissance de calcul, de l'espace de stockage, une infrastructure de serveurs accessibles via le réseau internet auprès de prestataires spécialisés.</text:p>
      <text:p text:style-name="Standard"/>
      <text:p text:style-name="Standard">Avantages à citer :</text:p>
      <text:list xml:id="list3304524675128096905" text:style-name="L8">
        <text:list-item>
          <text:p text:style-name="P4">Pas investissement préalable</text:p>
        </text:list-item>
        <text:list-item>
          <text:p text:style-name="P4">élasticité des ressources (location en fonction des besoins)</text:p>
        </text:list-item>
        <text:list-item>
          <text:p text:style-name="P4">Moins de personnel informatique, donc diminution des charges de personnels</text:p>
        </text:list-item>
        <text:list-item>
          <text:p text:style-name="P4">Rapidité et simplicité de mise en œuvre</text:p>
        </text:list-item>
        <text:list-item>
          <text:p text:style-name="P4">Accès à des technologies de pointe prises en charge par le prestataire qui est spécialisés</text:p>
        </text:list-item>
        <text:list-item>
          <text:p text:style-name="P4">Amélioration de la performance</text:p>
        </text:list-item>
        <text:list-item>
          <text:p text:style-name="P4">Qualité de service garantie par le prestataire</text:p>
        </text:list-item>
        <text:list-item>
          <text:p text:style-name="P4">Meilleure maîtrise des coûts</text:p>
        </text:list-item>
        <text:list-item>
          <text:p text:style-name="P4">Recentrage sur les processus métiers...</text:p>
        </text:list-item>
      </text:list>
      <text:p text:style-name="Standard"/>
      <text:p text:style-name="Standard"><text:tab/>2,2 inconvénients</text:p>
      <text:list xml:id="list7105902459160439804" text:style-name="L9">
        <text:list-item>
          <text:p text:style-name="P5">La sécurisation de l'accès à l'application entre le client et le serveur distant. Exposition à un risque d'attaque ou à des violations de confidentialité.</text:p>
        </text:list-item>
        <text:list-item>
          <text:p text:style-name="P5">Perte de la maîtrise de l'implantation des données et de l'infrastructure</text:p>
        </text:list-item>
        <text:list-item>
          <text:p text:style-name="P5">Les questions juridiques posées notamment par la propriété d'abstraction sur la localisation des données du cloud computing</text:p>
        </text:list-item>
        <text:list-item>
          <text:p text:style-name="P5">Responsabilité contractuelle : qui est responsable en cas de dysfonctionnement ?</text:p>
        </text:list-item>
        <text:list-item>
          <text:p text:style-name="P5">Dépendance de la qualité du réseau pour accéder au servi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3:41:21.61</meta:creation-date>
    <meta:document-statistic meta:table-count="0" meta:image-count="0" meta:object-count="0" meta:page-count="2" meta:paragraph-count="42" meta:word-count="582" meta:character-count="3657"/>
    <dc:date>2013-11-05T15:42:22.03</dc:date>
    <meta:editing-duration>PT11M52S</meta:editing-duration>
    <meta:editing-cycles>1</meta:editing-cycles>
    <meta:generator>OpenOffice/4.0.0$Win32 OpenOffice.org_project/400m3$Build-9702</meta:generator>
  </office:meta>
</office:document-meta>
</file>